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ineTokenizer.getPost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eTokenizer.setIncludeDelims( boolean includeDeli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Tokenizer.getToken( Reader in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4">
            <text:p text:style-name="Table_20_Contents">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